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able:table table:name="SUM Formul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0.0" office:value-type="float"/>
          <table:table-cell office:value="10.0" office:value-type="float"/>
          <table:table-cell office:value="20.0" office:value-type="float"/>
          <table:table-cell office:value="30.0" office:value-type="float"/>
          <table:table-cell office:value="40.0" office:value-type="float"/>
          <table:table-cell table:formula="of:=SUM([.A1];[.B1];[.C1];[.D1];[.E1])"/>
          <table:table-cell/>
          <table:table-cell/>
          <table:table-cell/>
          <table:table-cell/>
        </table:table-row>
        <table:table-row>
          <table:table-cell office:value="1.0" office:value-type="float"/>
          <table:table-cell office:value="11.0" office:value-type="float"/>
          <table:table-cell office:value="21.0" office:value-type="float"/>
          <table:table-cell office:value="31.0" office:value-type="float"/>
          <table:table-cell office:value="41.0" office:value-type="float"/>
          <table:table-cell/>
          <table:table-cell/>
          <table:table-cell/>
          <table:table-cell/>
          <table:table-cell/>
        </table:table-row>
        <table:table-row>
          <table:table-cell office:value="2.0" office:value-type="float"/>
          <table:table-cell office:value="12.0" office:value-type="float"/>
          <table:table-cell office:value="22.0" office:value-type="float"/>
          <table:table-cell office:value="32.0" office:value-type="float"/>
          <table:table-cell office:value="42.0" office:value-type="float"/>
          <table:table-cell/>
          <table:table-cell/>
          <table:table-cell/>
          <table:table-cell/>
          <table:table-cell/>
        </table:table-row>
        <table:table-row>
          <table:table-cell office:value="3.0" office:value-type="float"/>
          <table:table-cell office:value="13.0" office:value-type="float"/>
          <table:table-cell office:value="23.0" office:value-type="float"/>
          <table:table-cell office:value="33.0" office:value-type="float"/>
          <table:table-cell office:value="43.0" office:value-type="float"/>
          <table:table-cell/>
          <table:table-cell/>
          <table:table-cell/>
          <table:table-cell/>
          <table:table-cell/>
        </table:table-row>
        <table:table-row>
          <table:table-cell office:value="4.0" office:value-type="float"/>
          <table:table-cell office:value="14.0" office:value-type="float"/>
          <table:table-cell office:value="24.0" office:value-type="float"/>
          <table:table-cell office:value="34.0" office:value-type="float"/>
          <table:table-cell office:value="44.0" office:value-type="float"/>
          <table:table-cell/>
          <table:table-cell/>
          <table:table-cell/>
          <table:table-cell/>
          <table:table-cell/>
        </table:table-row>
        <table:table-row>
          <table:table-cell office:value="5.0" office:value-type="float"/>
          <table:table-cell office:value="15.0" office:value-type="float"/>
          <table:table-cell office:value="25.0" office:value-type="float"/>
          <table:table-cell office:value="35.0" office:value-type="float"/>
          <table:table-cell office:value="45.0" office:value-type="float"/>
          <table:table-cell/>
          <table:table-cell/>
          <table:table-cell/>
          <table:table-cell/>
          <table:table-cell/>
        </table:table-row>
        <table:table-row>
          <table:table-cell office:value="6.0" office:value-type="float"/>
          <table:table-cell office:value="16.0" office:value-type="float"/>
          <table:table-cell office:value="26.0" office:value-type="float"/>
          <table:table-cell office:value="36.0" office:value-type="float"/>
          <table:table-cell office:value="46.0" office:value-type="float"/>
          <table:table-cell/>
          <table:table-cell/>
          <table:table-cell/>
          <table:table-cell/>
          <table:table-cell/>
        </table:table-row>
        <table:table-row>
          <table:table-cell office:value="7.0" office:value-type="float"/>
          <table:table-cell office:value="17.0" office:value-type="float"/>
          <table:table-cell office:value="27.0" office:value-type="float"/>
          <table:table-cell office:value="37.0" office:value-type="float"/>
          <table:table-cell office:value="47.0" office:value-type="float"/>
          <table:table-cell/>
          <table:table-cell/>
          <table:table-cell/>
          <table:table-cell/>
          <table:table-cell/>
        </table:table-row>
        <table:table-row>
          <table:table-cell office:value="8.0" office:value-type="float"/>
          <table:table-cell office:value="18.0" office:value-type="float"/>
          <table:table-cell office:value="28.0" office:value-type="float"/>
          <table:table-cell office:value="38.0" office:value-type="float"/>
          <table:table-cell office:value="48.0" office:value-type="float"/>
          <table:table-cell office:value-type="string">
            <text:p>Summ:</text:p>
          </table:table-cell>
          <table:table-cell/>
          <table:table-cell/>
          <table:table-cell/>
          <table:table-cell/>
        </table:table-row>
        <table:table-row>
          <table:table-cell office:value="9.0" office:value-type="float"/>
          <table:table-cell office:value="19.0" office:value-type="float"/>
          <table:table-cell office:value="29.0" office:value-type="float"/>
          <table:table-cell office:value="39.0" office:value-type="float"/>
          <table:table-cell office:value="49.0" office:value-type="float"/>
          <table:table-cell table:formula="of:=SUM([.A1:.E10])"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8-04-18T10:27:16.545923</meta:creation-date>
    <dc:date>2018-04-18T10:27:16.548921</dc:date>
    <meta:generator>http://pypi.python.org/pypi/ezodf2/0.1.0$Python3.4.0 (v3.4.0:04f714765c13, Mar 16 2014, 19:25:23) [MSC v.1600 64 bit (AMD64)]</meta:generator>
    <meta:document-statistic/>
    <meta:editing-cycles>1</meta:editing-cycles>
  </office:meta>
</office:document-meta>
</file>